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AttributeException.g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AttributeException.UnsupportedAttributeException( String msg ,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